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5E0000005E5D2652F7AE1161E0.png" manifest:media-type="image/png"/>
  <manifest:file-entry manifest:full-path="Pictures/100002000000000A0000000A6361AF2587162F7F.gif" manifest:media-type="image/gif"/>
  <manifest:file-entry manifest:full-path="Pictures/100000000000005E0000005EAB6862D59EF3F3E6.png" manifest:media-type="image/png"/>
  <manifest:file-entry manifest:full-path="Pictures/1000000000000008000000084D60FB4967481DF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CJK TC Regular1" svg:font-family="'Noto Sans CJK TC Regular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AR PL UMing TW2" svg:font-family="'AR PL UMing TW'" style:font-pitch="variable"/>
    <style:font-face style:name="AR PL UMing TW1" svg:font-family="'AR PL UMing TW'" style:font-adornments="Bold" style:font-pitch="variable"/>
    <style:font-face style:name="AR PL UMing TW" svg:font-family="'AR PL UMing TW'" style:font-adornments="Light" style:font-pitch="variable"/>
    <style:font-face style:name="DFHeiBoldU-B5" svg:font-family="DFHeiBoldU-B5" style:font-adornments="Regular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mm" fo:margin-bottom="2.75mm" loext:contextual-spacing="false" style:writing-mode="page"/>
      <style:text-properties officeooo:paragraph-rsid="000e82c7"/>
    </style:style>
    <style:style style:name="P2" style:family="paragraph" style:parent-style-name="Text_20_body">
      <style:paragraph-properties fo:margin-left="0mm" fo:margin-right="0mm" fo:margin-top="0mm" fo:margin-bottom="0mm" loext:contextual-spacing="false" style:line-height-at-least="5.29mm" fo:orphans="2" fo:widows="2" fo:text-indent="0mm" style:auto-text-indent="false"/>
      <style:text-properties fo:font-variant="normal" fo:text-transform="none" fo:color="#000000" style:font-name="Liberation Mono" fo:font-size="11pt" fo:letter-spacing="normal" fo:font-style="normal" fo:font-weight="normal" officeooo:paragraph-rsid="0009b58b" style:font-name-asian="AR PL UMing TW2" style:font-size-asian="11pt" style:language-asian="zh" style:country-asian="TW" style:font-style-asian="normal" style:font-weight-asian="normal" style:font-size-complex="11pt"/>
    </style:style>
    <style:style style:name="P3" style:family="paragraph" style:parent-style-name="Text_20_body">
      <loext:graphic-properties draw:fill-image-width="0mm" draw:fill-image-height="0mm"/>
      <style:paragraph-properties fo:margin-left="0mm" fo:margin-right="0mm" fo:margin-top="0mm" fo:margin-bottom="3mm" loext:contextual-spacing="false" style:line-height-at-least="5.29mm" fo:orphans="2" fo:widows="2" fo:text-indent="0mm" style:auto-text-indent="false" style:writing-mode="page"/>
      <style:text-properties fo:font-variant="normal" fo:text-transform="none" fo:color="#000000" style:font-name="Courier New1" fo:font-size="11pt" fo:letter-spacing="normal" officeooo:rsid="0014600f" officeooo:paragraph-rsid="0014600f" style:font-name-asian="AR PL UMing TW2" style:font-size-asian="11pt"/>
    </style:style>
    <style:style style:name="P4" style:family="paragraph" style:parent-style-name="Preformatted_20_Text">
      <loext:graphic-properties draw:fill="solid" draw:fill-color="#fafafa" draw:opacity="100%"/>
      <style:paragraph-properties fo:margin-top="0mm" fo:margin-bottom="0.25mm" loext:contextual-spacing="false" fo:orphans="2" fo:widows="2" fo:background-color="#fafafa" fo:padding="2.12mm" fo:border="0.06pt solid #e2e2e2" style:writing-mode="page"/>
      <style:text-properties officeooo:paragraph-rsid="001606f4"/>
    </style:style>
    <style:style style:name="P5" style:family="paragraph" style:parent-style-name="Preformatted_20_Text">
      <loext:graphic-properties draw:fill="solid" draw:fill-color="#fafafa" draw:opacity="100%"/>
      <style:paragraph-properties fo:margin-top="0mm" fo:margin-bottom="0.25mm" loext:contextual-spacing="false" fo:orphans="2" fo:widows="2" fo:background-color="#fafafa" fo:padding="2.12mm" fo:border="0.06pt solid #e2e2e2" style:writing-mode="page"/>
    </style:style>
    <style:style style:name="P6" style:family="paragraph" style:parent-style-name="Preformatted_20_Text">
      <loext:graphic-properties draw:fill="solid" draw:fill-color="#fafafa" draw:opacity="100%"/>
      <style:paragraph-properties fo:margin-top="0mm" fo:margin-bottom="0.25mm" loext:contextual-spacing="false" fo:orphans="2" fo:widows="2" fo:background-color="#fafafa" fo:padding="2.12mm" fo:border="0.06pt solid #e2e2e2" style:writing-mode="page"/>
      <style:text-properties officeooo:paragraph-rsid="0019a973"/>
    </style:style>
    <style:style style:name="P7" style:family="paragraph" style:parent-style-name="Text_20_body" style:list-style-name="L1">
      <style:paragraph-properties fo:margin-top="0mm" fo:margin-bottom="0mm" loext:contextual-spacing="false" fo:text-align="start" style:justify-single-word="false" style:writing-mode="page"/>
      <style:text-properties style:font-name="Courier New" fo:font-size="11pt" officeooo:rsid="0013206c" officeooo:paragraph-rsid="001606f4" style:font-name-asian="AR PL UMing TW2" style:font-size-asian="11pt" style:language-asian="zh" style:country-asian="TW" style:font-weight-asian="normal" style:font-size-complex="11pt"/>
    </style:style>
    <style:style style:name="P8" style:family="paragraph" style:parent-style-name="Text_20_body" style:list-style-name="L1">
      <style:paragraph-properties fo:margin-top="0mm" fo:margin-bottom="0mm" loext:contextual-spacing="false" style:writing-mode="page"/>
      <style:text-properties style:font-name="Courier New" fo:font-size="11pt" officeooo:rsid="0013206c" officeooo:paragraph-rsid="001606f4" style:font-name-asian="AR PL UMing TW2" style:font-size-asian="11pt" style:language-asian="zh" style:country-asian="TW" style:font-weight-asian="normal" style:font-size-complex="11pt"/>
    </style:style>
    <style:style style:name="P9" style:family="paragraph" style:parent-style-name="Section">
      <style:text-properties officeooo:paragraph-rsid="0019a973"/>
    </style:style>
    <style:style style:name="P10" style:family="paragraph" style:parent-style-name="Inline_20_Code">
      <style:paragraph-properties fo:margin-top="0mm" fo:margin-bottom="2.75mm" loext:contextual-spacing="false" fo:line-height="100%" fo:text-align="start" style:justify-single-word="false" fo:keep-together="auto" fo:orphans="2" fo:widows="2" fo:padding-left="6mm" fo:padding-right="1.99mm" fo:padding-top="1.99mm" fo:padding-bottom="1.99mm" fo:border="0.06pt solid #ffffff" style:shadow="none" fo:keep-with-next="auto">
        <style:tab-stops/>
      </style:paragraph-properties>
      <style:text-properties style:use-window-font-color="true" style:font-name="Courier New" fo:font-size="10.5pt" fo:font-weight="normal" style:font-name-asian="AR PL UMing TW" style:font-size-asian="10.5pt" style:font-weight-asian="250"/>
    </style:style>
    <style:style style:name="P11" style:family="paragraph" style:parent-style-name="Inline_20_Code" style:master-page-name="">
      <style:paragraph-properties fo:margin-top="0mm" fo:margin-bottom="2.75mm" loext:contextual-spacing="false" fo:line-height="100%" fo:text-align="start" style:justify-single-word="false" fo:keep-together="auto" fo:orphans="2" fo:widows="2" style:page-number="auto" fo:padding-left="6mm" fo:padding-right="1.99mm" fo:padding-top="1.99mm" fo:padding-bottom="1.99mm" fo:border="0.06pt solid #ffffff" style:shadow="none" fo:keep-with-next="auto">
        <style:tab-stops/>
      </style:paragraph-properties>
    </style:style>
    <style:style style:name="T1" style:family="text">
      <style:text-properties fo:font-style="normal" fo:font-weight="normal" style:font-style-asian="normal" style:font-style-complex="normal" style:font-weight-complex="normal"/>
    </style:style>
    <style:style style:name="T2" style:family="text">
      <style:text-properties fo:font-style="normal" fo:font-weight="normal" officeooo:rsid="0019a973" style:font-style-asian="normal" style:font-style-complex="normal" style:font-weight-complex="normal"/>
    </style:style>
    <style:style style:name="T3" style:family="text">
      <style:text-properties fo:font-variant="normal" fo:text-transform="none" fo:color="#557799" fo:font-size="9pt" fo:letter-spacing="normal" fo:font-style="normal" fo:font-weight="normal"/>
    </style:style>
    <style:style style:name="T4" style:family="text">
      <style:text-properties fo:font-variant="normal" fo:text-transform="none" fo:color="#484848" fo:font-size="9pt" fo:letter-spacing="normal" fo:font-style="normal" fo:font-weight="normal"/>
    </style:style>
    <style:style style:name="T5" style:family="text">
      <style:text-properties fo:font-variant="normal" fo:text-transform="none" fo:color="#484848" fo:font-size="9pt" fo:letter-spacing="normal" fo:font-style="normal" fo:font-weight="normal" officeooo:rsid="001733b8"/>
    </style:style>
    <style:style style:name="T6" style:family="text">
      <style:text-properties fo:font-variant="normal" fo:text-transform="none" fo:color="#484848" fo:font-size="9pt" fo:letter-spacing="normal" fo:font-style="normal" fo:font-weight="normal" officeooo:rsid="0019a973"/>
    </style:style>
    <style:style style:name="T7" style:family="text">
      <style:text-properties fo:font-variant="normal" fo:text-transform="none" fo:color="#484848" fo:letter-spacing="normal"/>
    </style:style>
    <style:style style:name="T8" style:family="text">
      <style:text-properties fo:font-variant="normal" fo:text-transform="none" fo:color="#bb4444" fo:font-size="9pt" fo:letter-spacing="normal" fo:font-style="normal" fo:font-weight="bold"/>
    </style:style>
    <style:style style:name="T9" style:family="text">
      <style:text-properties fo:font-variant="normal" fo:text-transform="none" fo:color="#bb4444" fo:font-size="9pt" fo:letter-spacing="normal" fo:font-style="normal" fo:font-weight="bold" officeooo:rsid="001606f4"/>
    </style:style>
    <style:style style:name="T10" style:family="text">
      <style:text-properties fo:font-variant="normal" fo:text-transform="none" fo:color="#00aa55" fo:font-size="9pt" fo:letter-spacing="normal" fo:font-style="normal" fo:font-weight="bold"/>
    </style:style>
    <style:style style:name="T11" style:family="text">
      <style:text-properties fo:font-variant="normal" fo:text-transform="none" fo:color="#0066dd" fo:font-size="9pt" fo:letter-spacing="normal" fo:font-style="normal" fo:font-weight="normal"/>
    </style:style>
    <style:style style:name="T12" style:family="text">
      <style:text-properties fo:font-variant="normal" fo:text-transform="none" fo:color="#0066dd" fo:font-size="9pt" fo:letter-spacing="normal" fo:font-style="normal" fo:font-weight="normal" officeooo:rsid="001606f4"/>
    </style:style>
    <style:style style:name="T13" style:family="text">
      <style:text-properties fo:font-variant="normal" fo:text-transform="none" fo:color="#0066dd" fo:font-size="9pt" fo:letter-spacing="normal" fo:font-style="normal" fo:font-weight="normal" officeooo:rsid="0019a973" style:font-size-asian="10pt" style:font-weight-asian="250" style:font-size-complex="10pt"/>
    </style:style>
    <style:style style:name="T14" style:family="text">
      <style:text-properties fo:font-variant="normal" fo:text-transform="none" fo:color="#4466aa" fo:font-size="9pt" fo:letter-spacing="normal" fo:font-style="normal" fo:font-weight="normal"/>
    </style:style>
    <style:style style:name="T15" style:family="text">
      <style:text-properties fo:font-variant="normal" fo:text-transform="none" fo:color="#993399" fo:font-size="9pt" fo:letter-spacing="normal" fo:font-style="normal" fo:font-weight="bold"/>
    </style:style>
    <style:style style:name="T16" style:family="text">
      <style:text-properties fo:font-variant="normal" fo:text-transform="none" fo:color="#993399" fo:font-size="9pt" fo:letter-spacing="normal" fo:font-style="normal" fo:font-weight="bold" officeooo:rsid="001733b8"/>
    </style:style>
    <style:style style:name="T17" style:family="text">
      <style:text-properties style:font-name="Times New Roman" officeooo:rsid="0009b58b" style:font-style-asian="normal" style:font-weight-asian="normal"/>
    </style:style>
    <style:style style:name="T18" style:family="text">
      <style:text-properties style:font-name="Times New Roman" officeooo:rsid="000e7c7c" style:font-style-asian="normal" style:font-weight-asian="normal"/>
    </style:style>
    <style:style style:name="T19" style:family="text">
      <style:text-properties style:font-name="Times New Roman" officeooo:rsid="0014600f" style:font-style-asian="normal" style:font-weight-asian="normal"/>
    </style:style>
    <style:style style:name="T20" style:family="text">
      <style:text-properties style:font-name="Times New Roman" fo:font-style="normal" fo:font-weight="normal" officeooo:rsid="0009b58b" style:font-style-asian="normal" style:font-weight-asian="normal"/>
    </style:style>
    <style:style style:name="T21" style:family="text">
      <style:text-properties style:font-name="Times New Roman" fo:font-style="normal" fo:font-weight="normal" officeooo:rsid="0014600f" style:font-style-asian="normal" style:font-weight-asian="normal"/>
    </style:style>
    <style:style style:name="T22" style:family="text">
      <style:text-properties style:use-window-font-color="true" style:font-name="Courier New" fo:font-size="10.5pt" fo:font-weight="normal" style:font-name-asian="AR PL UMing TW" style:font-size-asian="10.5pt" style:font-weight-asian="250"/>
    </style:style>
    <style:style style:name="T23" style:family="text">
      <style:text-properties officeooo:rsid="0019a97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Question_5f_Title" text:outline-level="1"><text:span text:style-name="T17">JT-</text:span><text:span text:style-name="T18">6</text:span><text:span text:style-name="T19">8</text:span><text:span text:style-name="T17"> </text:span><text:span text:style-name="T20">數字</text:span><text:span text:style-name="T21">13579的排列</text:span></text:h>
      <text:p text:style-name="P2"/>
      <text:list xml:id="list6707081283962558075" text:style-name="List_20_1">
        <text:list-item>
          <text:p text:style-name="Section">題目</text:p>
        </text:list-item>
      </text:list>
      <text:p text:style-name="P3">將13579五個字母的所有排列依字典順序印出，字母越小的在越前面，每個字佔一列。例如最前面幾列應為</text:p>
      <text:p text:style-name="P11">13<text:span text:style-name="T22">579</text:span></text:p>
      <text:p text:style-name="P10">13597</text:p>
      <text:p text:style-name="P10">13759</text:p>
      <text:p text:style-name="P10">13795</text:p>
      <text:p text:style-name="P10">13957</text:p>
      <text:p text:style-name="P10">13975<text:line-break/>…</text:p>
      <text:list xml:id="list102733091913703" text:continue-numbering="true" text:style-name="List_20_1">
        <text:list-item>
          <text:p text:style-name="Section">解題思惟</text:p>
        </text:list-item>
      </text:list>
      <text:list xml:id="list7678346785815857859" text:style-name="L1">
        <text:list-item>
          <text:p text:style-name="P7">這一題與課堂上所講的<text:span text:style-name="T23">&lt;</text:span><text:span text:style-name="T1">JT-63 1到6的排列</text:span><text:span text:style-name="T2">&gt;</text:span>類似，可以用相同方式解答。<text:line-break/>基本上從13579檢查到97531，如果檢查的數字n是13579的排列，就把它印出來。</text:p>
        </text:list-item>
        <text:list-item>
          <text:p text:style-name="P8">怎麼知道n是否為13579的排列呢？基本上偶數不用檢查，這樣的話只要檢查所有的奇數就可以了。先設定陣列f[10]全為0，然後每次取出的個位假設為d，如果<text:span text:style-name="T23">d是偶數的話，那麼n就不是有效的排列；如果d是奇數的話，</text:span>檢查f[d]是否大於<text:span text:style-name="T23">0</text:span>，如果是的話，就不是有效排列（為什麼？），如果<text:span text:style-name="T23">f[d]為0，那就把f[d]加1。假設</text:span>檢查完所有數字都OK，那就是有效排列。</text:p>
        </text:list-item>
      </text:list>
      <text:list xml:id="list102734015540738" text:continue-list="list102733091913703" text:style-name="List_20_1">
        <text:list-item>
          <text:p text:style-name="P9">程式碼</text:p>
        </text:list-item>
      </text:list>
      <text:p text:style-name="P4"><text:span text:style-name="Source_20_Text"><text:span text:style-name="T3">#include</text:span></text:span><text:span text:style-name="Source_20_Text"><text:span text:style-name="T4"> </text:span></text:span><text:span text:style-name="Source_20_Text"><text:span text:style-name="T8">&lt;stdio.</text:span></text:span><text:span text:style-name="Source_20_Text"><text:span text:style-name="T9">h</text:span></text:span><text:span text:style-name="Source_20_Text"><text:span text:style-name="T8">&gt;</text:span></text:span></text:p>
      <text:p text:style-name="P4"><text:span text:style-name="Source_20_Text"><text:span text:style-name="T8"/></text:span></text:p>
      <text:p text:style-name="P5"><text:span text:style-name="Source_20_Text"><text:span text:style-name="T10">int</text:span></text:span><text:span text:style-name="Source_20_Text"><text:span text:style-name="T4"> isValid(</text:span></text:span><text:span text:style-name="Source_20_Text"><text:span text:style-name="T10">int</text:span></text:span><text:span text:style-name="Source_20_Text"><text:span text:style-name="T4"> n);</text:span></text:span></text:p>
      <text:p text:style-name="P5"/>
      <text:p text:style-name="P5"><text:span text:style-name="Source_20_Text"><text:span text:style-name="T10">int</text:span></text:span><text:span text:style-name="Source_20_Text"><text:span text:style-name="T4"> main()</text:span></text:span></text:p>
      <text:p text:style-name="P5"><text:span text:style-name="Source_20_Text"><text:span text:style-name="T4">{</text:span></text:span></text:p>
      <text:p text:style-name="P5"><text:span text:style-name="Source_20_Text"><text:span text:style-name="T7"><text:s text:c="4"/></text:span></text:span><text:span text:style-name="Source_20_Text"><text:span text:style-name="T15">for</text:span></text:span><text:span text:style-name="Source_20_Text"><text:span text:style-name="T4"> (</text:span></text:span><text:span text:style-name="Source_20_Text"><text:span text:style-name="T10">int</text:span></text:span><text:span text:style-name="Source_20_Text"><text:span text:style-name="T4"> i=</text:span></text:span><text:span text:style-name="Source_20_Text"><text:span text:style-name="T11">13579</text:span></text:span><text:span text:style-name="Source_20_Text"><text:span text:style-name="T4">; i&lt;=</text:span></text:span><text:span text:style-name="Source_20_Text"><text:span text:style-name="T11">97531</text:span></text:span><text:span text:style-name="Source_20_Text"><text:span text:style-name="T4">; i+=</text:span></text:span><text:span text:style-name="Source_20_Text"><text:span text:style-name="T11">2</text:span></text:span><text:span text:style-name="Source_20_Text"><text:span text:style-name="T4">) {</text:span></text:span></text:p>
      <text:p text:style-name="P5"><text:span text:style-name="Source_20_Text"><text:span text:style-name="T7"><text:s text:c="8"/></text:span></text:span><text:span text:style-name="Source_20_Text"><text:span text:style-name="T15">if</text:span></text:span><text:span text:style-name="Source_20_Text"><text:span text:style-name="T4"> (isValid(i)) printf(</text:span></text:span><text:span text:style-name="Source_20_Text"><text:span text:style-name="T14">"%d\n"</text:span></text:span><text:span text:style-name="Source_20_Text"><text:span text:style-name="T4">, i);</text:span></text:span></text:p>
      <text:p text:style-name="P5"><text:span text:style-name="Source_20_Text"><text:span text:style-name="T7"><text:s text:c="4"/></text:span></text:span><text:span text:style-name="Source_20_Text"><text:span text:style-name="T4">}</text:span></text:span></text:p>
      <text:p text:style-name="P5"><text:span text:style-name="Source_20_Text"><text:span text:style-name="T7"><text:s text:c="4"/></text:span></text:span><text:span text:style-name="Source_20_Text"><text:span text:style-name="T15">return</text:span></text:span><text:span text:style-name="Source_20_Text"><text:span text:style-name="T4"> </text:span></text:span><text:span text:style-name="Source_20_Text"><text:span text:style-name="T11">0</text:span></text:span><text:span text:style-name="Source_20_Text"><text:span text:style-name="T4">;</text:span></text:span></text:p>
      <text:p text:style-name="P5"><text:span text:style-name="Source_20_Text"><text:span text:style-name="T4">}</text:span></text:span></text:p>
      <text:p text:style-name="P5"/>
      <text:p text:style-name="P5"><text:span text:style-name="Source_20_Text"><text:span text:style-name="T10">int</text:span></text:span><text:span text:style-name="Source_20_Text"><text:span text:style-name="T4"> isValid(</text:span></text:span><text:span text:style-name="Source_20_Text"><text:span text:style-name="T10">int</text:span></text:span><text:span text:style-name="Source_20_Text"><text:span text:style-name="T4"> n)</text:span></text:span></text:p>
      <text:p text:style-name="P5"><text:span text:style-name="Source_20_Text"><text:span text:style-name="T4">{</text:span></text:span></text:p>
      <text:p text:style-name="P5"><text:span text:style-name="Source_20_Text"><text:span text:style-name="T7"><text:s text:c="4"/></text:span></text:span><text:span text:style-name="Source_20_Text"><text:span text:style-name="T10">int</text:span></text:span><text:span text:style-name="Source_20_Text"><text:span text:style-name="T4"> d, f[</text:span></text:span><text:span text:style-name="Source_20_Text"><text:span text:style-name="T11">10</text:span></text:span><text:span text:style-name="Source_20_Text"><text:span text:style-name="T4">]={</text:span></text:span><text:span text:style-name="Source_20_Text"><text:span text:style-name="T11">0</text:span></text:span><text:span text:style-name="Source_20_Text"><text:span text:style-name="T4">};</text:span></text:span></text:p>
      <text:p text:style-name="P5"><text:span text:style-name="Source_20_Text"><text:span text:style-name="T7"><text:s text:c="4"/></text:span></text:span><text:span text:style-name="Source_20_Text"><text:span text:style-name="T16">while</text:span></text:span><text:span text:style-name="Source_20_Text"><text:span text:style-name="T4"> (</text:span></text:span><text:span text:style-name="Source_20_Text"><text:span text:style-name="T5">n</text:span></text:span><text:span text:style-name="Source_20_Text"><text:span text:style-name="T4">) {</text:span></text:span></text:p>
      <text:p text:style-name="P5"><text:span text:style-name="Source_20_Text"><text:span text:style-name="T7"><text:s text:c="8"/></text:span></text:span><text:span text:style-name="Source_20_Text"><text:span text:style-name="T4">d = n%</text:span></text:span><text:span text:style-name="Source_20_Text"><text:span text:style-name="T11">10</text:span></text:span><text:span text:style-name="Source_20_Text"><text:span text:style-name="T4">;</text:span></text:span></text:p>
      <text:p text:style-name="P5"><text:span text:style-name="Source_20_Text"><text:span text:style-name="T7"><text:s text:c="8"/></text:span></text:span><text:span text:style-name="Source_20_Text"><text:span text:style-name="T4">n /= </text:span></text:span><text:span text:style-name="Source_20_Text"><text:span text:style-name="T11">10</text:span></text:span><text:span text:style-name="Source_20_Text"><text:span text:style-name="T4">;</text:span></text:span></text:p>
      <text:p text:style-name="P6"><text:span text:style-name="Source_20_Text"><text:span text:style-name="T7"><text:s text:c="8"/></text:span></text:span><text:span text:style-name="Source_20_Text"><text:span text:style-name="T15">if</text:span></text:span><text:span text:style-name="Source_20_Text"><text:span text:style-name="T4"> (</text:span></text:span><text:span text:style-name="Source_20_Text"><text:span text:style-name="T6">d%</text:span></text:span><text:span text:style-name="Source_20_Text"><text:span text:style-name="T13">2</text:span></text:span><text:span text:style-name="Source_20_Text"><text:span text:style-name="T6">==</text:span></text:span><text:span text:style-name="Source_20_Text"><text:span text:style-name="T13">0</text:span></text:span><text:span text:style-name="Source_20_Text"><text:span text:style-name="T6"> || </text:span></text:span><text:span text:style-name="Source_20_Text"><text:span text:style-name="T4">f[d]) </text:span></text:span><text:span text:style-name="Source_20_Text"><text:span text:style-name="T15">return</text:span></text:span><text:span text:style-name="Source_20_Text"><text:span text:style-name="T4"> </text:span></text:span><text:span text:style-name="Source_20_Text"><text:span text:style-name="T11">0</text:span></text:span><text:span text:style-name="Source_20_Text"><text:span text:style-name="T4">;</text:span></text:span></text:p>
      <text:p text:style-name="P6"><text:span text:style-name="Source_20_Text"><text:span text:style-name="T7"><text:s text:c="8"/></text:span></text:span><text:span text:style-name="Source_20_Text"><text:span text:style-name="T4">f[d]</text:span></text:span><text:span text:style-name="Source_20_Text"><text:span text:style-name="T12">++</text:span></text:span><text:span text:style-name="Source_20_Text"><text:span text:style-name="T4">;</text:span></text:span></text:p>
      <text:p text:style-name="P5"><text:span text:style-name="Source_20_Text"><text:span text:style-name="T7"><text:s text:c="4"/></text:span></text:span><text:span text:style-name="Source_20_Text"><text:span text:style-name="T4">}</text:span></text:span></text:p>
      <text:p text:style-name="P5"><text:span text:style-name="Source_20_Text"><text:span text:style-name="T7"><text:s text:c="4"/></text:span></text:span><text:span text:style-name="Source_20_Text"><text:span text:style-name="T15">return</text:span></text:span><text:span text:style-name="Source_20_Text"><text:span text:style-name="T4"> </text:span></text:span><text:span text:style-name="Source_20_Text"><text:span text:style-name="T11">1</text:span></text:span><text:span text:style-name="Source_20_Text"><text:span text:style-name="T4">;</text:span></text:span></text:p>
      <text:p text:style-name="P5"><text:span text:style-name="Source_20_Text"><text:span text:style-name="T4">}</text:span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CJK TC Regular1" svg:font-family="'Noto Sans CJK TC Regular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AR PL UMing TW2" svg:font-family="'AR PL UMing TW'" style:font-pitch="variable"/>
    <style:font-face style:name="AR PL UMing TW1" svg:font-family="'AR PL UMing TW'" style:font-adornments="Bold" style:font-pitch="variable"/>
    <style:font-face style:name="AR PL UMing TW" svg:font-family="'AR PL UMing TW'" style:font-adornments="Light" style:font-pitch="variable"/>
    <style:font-face style:name="DFHeiBoldU-B5" svg:font-family="DFHeiBoldU-B5" style:font-adornments="Regular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unburst" draw:style="radial" draw:cx="30%" draw:cy="30%" draw:start-color="#800000" draw:end-color="#ffff00" draw:start-intensity="100%" draw:end-intensity="100%" draw:border="20%"/>
    <draw:gradient draw:name="Tango_20_Yellow" draw:display-name="Tango Yellow" draw:style="linear" draw:start-color="#fce94f" draw:end-color="#c4a000" draw:start-intensity="100%" draw:end-intensity="100%" draw:angle="300" draw:border="0%"/>
    <draw:fill-image draw:name="Empty" xlink:href="Pictures/1000000000000008000000084D60FB4967481DFF.png" xlink:type="simple" xlink:show="embed" xlink:actuate="onLoad"/>
    <draw:fill-image draw:name="Marble" xlink:href="Pictures/100000000000005E0000005E5D2652F7AE1161E0.png" xlink:type="simple" xlink:show="embed" xlink:actuate="onLoad"/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TW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lr-tb"/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TW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7.41mm" fo:margin-right="0mm" fo:margin-top="0mm" fo:margin-bottom="1.38mm" loext:contextual-spacing="false" fo:line-height="100%" fo:text-align="justify" style:justify-single-word="false" fo:keep-together="auto" fo:orphans="2" fo:widows="2" fo:text-indent="0mm" style:auto-text-indent="false" fo:keep-with-next="auto" style:writing-mode="page"/>
      <style:text-properties style:font-name="Courier New" fo:font-family="'Courier New'" style:font-style-name="Regular" style:font-family-generic="modern" style:font-pitch="fixed" fo:font-size="11pt" style:font-name-asian="AR PL UMing TW" style:font-family-asian="'AR PL UMing TW'" style:font-style-name-asian="Light" style:font-pitch-asian="variable" style:font-size-asian="11pt" style:font-weight-asian="250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8.47mm" fo:margin-bottom="2.12mm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6.35mm" fo:margin-bottom="1.41mm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4.94mm" fo:margin-bottom="1.41mm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4.23mm" fo:margin-bottom="0.71mm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3.88mm" fo:margin-bottom="0.71mm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3.53mm" fo:margin-bottom="0.71mm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8.47mm" fo:margin-bottom="2.12mm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6.35mm" fo:margin-bottom="1.41mm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Question_5f_Title" style:display-name="Question_Title" style:family="paragraph" style:parent-style-name="Standard" style:next-style-name="Section" style:auto-update="true" style:default-outline-level="1" style:list-style-name="" style:master-page-name="">
      <loext:graphic-properties draw:fill="gradient" draw:fill-color="#ffff99" draw:fill-gradient-name="Radial_20_red_2f_yellow" draw:gradient-step-count="0" draw:fill-image-name="Marble" draw:fill-image-width="102.94mm" draw:fill-image-height="102.94mm" style:repeat="repeat" draw:fill-image-ref-point-x="0%" draw:fill-image-ref-point-y="0%" draw:fill-image-ref-point="center" draw:tile-repeat-offset="0% vertical"/>
      <style:paragraph-properties fo:margin-left="0mm" fo:margin-right="0mm" fo:margin-top="0mm" fo:margin-bottom="0mm" loext:contextual-spacing="false" fo:line-height="8.47mm" fo:text-align="center" style:justify-single-word="false" fo:keep-together="auto" fo:orphans="2" fo:widows="2" fo:text-indent="0mm" style:auto-text-indent="false" style:page-number="auto" fo:break-before="page" fo:background-color="#f3991a" fo:padding="0mm" fo:border="none" style:shadow="none" fo:keep-with-next="auto" style:writing-mode="page">
        <style:tab-stops/>
      </style:paragraph-properties>
      <style:text-properties fo:color="#0000ff" style:text-outline="false" style:font-name="Arial" fo:font-family="Arial" style:font-style-name="Regular" style:font-family-generic="swiss" style:font-pitch="variable" fo:font-size="14pt" fo:text-shadow="none" fo:font-weight="normal" style:text-blinking="false" style:font-name-asian="DFHeiBoldU-B5" style:font-family-asian="DFHeiBoldU-B5" style:font-style-name-asian="Regular" style:font-pitch-asian="variable" style:font-size-asian="14pt" style:font-weight-asian="normal" style:text-emphasize="none" style:text-combine="none"/>
    </style:style>
    <style:style style:name="Section" style:family="paragraph" style:parent-style-name="Standard" style:next-style-name="Standard" style:auto-update="true" style:list-style-name="List_20_1" style:master-page-name="">
      <loext:graphic-properties draw:fill="none" draw:fill-color="#729fcf"/>
      <style:paragraph-properties fo:margin-top="4.13mm" fo:margin-bottom="2.75mm" loext:contextual-spacing="false" style:page-number="auto" fo:background-color="transparent" style:shadow="none" style:writing-mode="page"/>
      <style:text-properties fo:color="#0000ff" fo:font-size="11pt" fo:font-style="normal" style:text-underline-style="solid" style:text-underline-width="auto" style:text-underline-color="font-color" fo:font-weight="normal" style:font-name-asian="AR PL UMing TW1" style:font-family-asian="'AR PL UMing TW'" style:font-style-name-asian="Bold" style:font-pitch-asian="variable" style:font-size-asian="11pt" style:font-style-asian="normal" style:font-weight-asian="normal" style:font-weight-complex="normal"/>
    </style:style>
    <style:style style:name="Text" style:family="paragraph" style:parent-style-name="Caption" style:class="extra"/>
    <style:style style:name="Thought" style:family="paragraph" style:parent-style-name="Standard" style:list-style-name="WWNum1">
      <loext:graphic-properties draw:fill="none" draw:fill-color="#729fcf"/>
      <style:paragraph-properties fo:margin-left="12.7mm" fo:margin-right="0mm" fo:margin-top="0mm" fo:margin-bottom="0mm" loext:contextual-spacing="false" fo:line-height="120%" fo:text-align="justify" style:justify-single-word="false" fo:keep-together="auto" fo:orphans="2" fo:widows="2" fo:text-indent="-6.35mm" style:auto-text-indent="false" fo:background-color="transparent" fo:keep-with-next="auto" style:writing-mode="page"/>
    </style:style>
    <style:style style:name="Inline_20_Code" style:display-name="Inline Code" style:family="paragraph" style:parent-style-name="Standard" style:next-style-name="Thought" style:auto-update="true" style:master-page-name="">
      <loext:graphic-properties draw:fill="solid" draw:fill-color="#eeeeee" draw:fill-image-name="Sky" draw:fill-image-width="0mm" draw:fill-image-height="0mm" style:repeat="repeat" draw:fill-image-ref-point-x="0%" draw:fill-image-ref-point-y="0%" draw:fill-image-ref-point="center" draw:tile-repeat-offset="0% vertical"/>
      <style:paragraph-properties fo:margin-left="9mm" fo:margin-right="0mm" fo:margin-top="0mm" fo:margin-bottom="2.75mm" loext:contextual-spacing="false" fo:line-height="100%" fo:text-align="start" style:justify-single-word="false" fo:keep-together="auto" fo:orphans="2" fo:widows="2" fo:text-indent="0.25mm" style:auto-text-indent="false" style:page-number="auto" fo:background-color="#eeeeee" fo:padding-left="6mm" fo:padding-right="1.99mm" fo:padding-top="1.99mm" fo:padding-bottom="1.99mm" fo:border="0.06pt solid #ffffff" style:shadow="none" fo:keep-with-next="auto" style:writing-mode="page">
        <style:tab-stops/>
      </style:paragraph-properties>
      <style:text-properties style:use-window-font-color="true" style:font-name="Courier New" fo:font-family="'Courier New'" style:font-style-name="Regular" style:font-family-generic="modern" style:font-pitch="fixed" fo:font-size="10.5pt" fo:font-weight="normal" style:font-size-asian="10.5pt"/>
    </style:style>
    <style:style style:name="Block_20_Code" style:display-name="Block Code" style:family="paragraph" style:parent-style-name="Standard" style:next-style-name="Standard" style:auto-update="true">
      <loext:graphic-properties draw:fill="solid" draw:fill-color="#fafafa"/>
      <style:paragraph-properties fo:margin-left="7.41mm" fo:margin-right="0mm" fo:text-align="start" style:justify-single-word="false" fo:text-indent="0mm" style:auto-text-indent="false" fo:background-color="#fafafa" fo:padding="1.99mm" fo:border="0.06pt solid #cccccc" style:shadow="none" style:writing-mode="page"/>
      <style:text-properties fo:font-size="9pt" style:font-size-asian="9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_20__28_user_29_" style:display-name="Bullet Symbols (user)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image text:level="1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 text:list-tab-stop-position="5.5mm" fo:text-indent="-5.5mm" fo:margin-left="5.5mm"/>
        </style:list-level-properties>
      </text:list-level-style-image>
      <text:list-level-style-image text:level="2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3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4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5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6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7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8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9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10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2.7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9.0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5.4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31.7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8.1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44.4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50.8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57.1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Thought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6mm" fo:page-height="296.93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0:14:10.430985702</meta:creation-date>
    <dc:date>2017-04-26T10:27:32.793049944</dc:date>
    <meta:editing-duration>PT1H52M48S</meta:editing-duration>
    <meta:editing-cycles>18</meta:editing-cycles>
    <meta:generator>LibreOffice/5.2.2.2$Linux_X86_64 LibreOffice_project/20m0$Build-2</meta:generator>
    <meta:document-statistic meta:table-count="0" meta:image-count="0" meta:object-count="0" meta:page-count="1" meta:paragraph-count="33" meta:word-count="342" meta:character-count="677" meta:non-whitespace-character-count="576"/>
  </office:meta>
</office:document-meta>
</file>